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tgliederliste und Minister</text:p>
      <text:p text:style-name="P2"/>
      <text:p text:style-name="P3"/>
      <text:list xml:id="list21153883941" text:style-name="L1">
        <text:list-item>
          <text:p text:style-name="P5">Jonas Bauer 12a </text:p>
        </text:list-item>
        <text:list-item>
          <text:p text:style-name="P5">Till Blaha 12a </text:p>
        </text:list-item>
        <text:list-item>
          <text:p text:style-name="P5">Linus Bauer 8b </text:p>
        </text:list-item>
        <text:list-item>
          <text:p text:style-name="P5">Charlotte Blaha 11b </text:p>
        </text:list-item>
        <text:list-item>
          <text:p text:style-name="P5">Sophie Blaha 5b </text:p>
        </text:list-item>
        <text:list-item>
          <text:p text:style-name="P5">Rafael Miseriaud 8b </text:p>
        </text:list-item>
        <text:list-item>
          <text:p text:style-name="P5">Justin Montgomery 8a </text:p>
        </text:list-item>
        <text:list-item>
          <text:p text:style-name="P5">Micha Schwabe 8a </text:p>
        </text:list-item>
        <text:list-item>
          <text:p text:style-name="P5">Jakob Kuks 8a </text:p>
        </text:list-item>
        <text:list-item>
          <text:p text:style-name="P5">Jared Kreuziger 8b </text:p>
        </text:list-item>
        <text:list-item>
          <text:p text:style-name="P5">Tim Ammann 8a </text:p>
        </text:list-item>
        <text:list-item>
          <text:p text:style-name="P5">Martin Gutermuth 8a </text:p>
        </text:list-item>
        <text:list-item>
          <text:p text:style-name="P5">Clara Heffels 11b </text:p>
        </text:list-item>
        <text:list-item>
          <text:p text:style-name="P4">Miriam Warken 8a </text:p>
        </text:list-item>
        <text:list-item>
          <text:p text:style-name="P4">Sebastian Strobel 8b</text:p>
        </text:list-item>
      </text:list>
      <text:p text:style-name="Text_20_body"/>
      <text:p text:style-name="Text_20_body">Kanzler: Jonas Bauer</text:p>
      <text:p text:style-name="Text_20_body">Wirtschafts/Finanz/Vize: Till Blaha</text:p>
      <text:p text:style-name="Text_20_body">Außenminister: Charlotte Blaha</text:p>
      <text:p text:style-name="Text_20_body">Arbeitsminister: Sophie Blaha</text:p>
      <text:p text:style-name="Text_20_body">Justizminister: Rafael Miseriaud</text:p>
      <text:p text:style-name="Text_20_body">Innenminister: Linus Bauer</text:p>
      <text:p text:style-name="Text_20_body">Minister für Besondere Angelegenheiten: Clara Heffels</text:p>
      <text:p text:style-name="Text_20_body"/>
      <text:p text:style-name="Text_20_body"/>
      <text:p text:style-name="Text_20_body">Da der Außenminister und der Minister für Besondere Angelegenheiten kein Mandat im Bundestag haben werden, sehen unsere 13 Abgeordnete so aus:</text:p>
      <text:list xml:id="list201907786" text:continue-list="list21153883941" text:style-name="L1">
        <text:list-item text:start-value="1">
          <text:p text:style-name="P5">Jonas Bauer 12a </text:p>
        </text:list-item>
        <text:list-item>
          <text:p text:style-name="P5">Till Blaha 12a </text:p>
        </text:list-item>
        <text:list-item>
          <text:p text:style-name="P5">Linus Bauer 8b </text:p>
        </text:list-item>
        <text:list-item>
          <text:p text:style-name="P5">Sophie Blaha 5b </text:p>
        </text:list-item>
        <text:list-item>
          <text:p text:style-name="P5">Rafael Miseriaud 8b </text:p>
        </text:list-item>
        <text:list-item>
          <text:p text:style-name="P5">Justin Montgomery 8a </text:p>
        </text:list-item>
        <text:list-item>
          <text:p text:style-name="P5">Micha Schwabe 8a </text:p>
        </text:list-item>
        <text:list-item>
          <text:p text:style-name="P5">Jakob Kuks 8a </text:p>
        </text:list-item>
        <text:list-item>
          <text:p text:style-name="P5">Jared Kreuziger 8b </text:p>
        </text:list-item>
        <text:list-item>
          <text:p text:style-name="P5">Tim Ammann 8a </text:p>
        </text:list-item>
        <text:list-item>
          <text:p text:style-name="P5">Martin Gutermuth 8a </text:p>
        </text:list-item>
        <text:list-item>
          <text:p text:style-name="P5">Miriam Warken 8a </text:p>
        </text:list-item>
        <text:list-item>
          <text:p text:style-name="P5">Sebastian Strobel 8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" style:font-size-asian="14pt" style:font-weight-asian="bold" style:font-name-complex="FreeSans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ll </meta:initial-creator>
    <meta:creation-date>2016-07-01T15:52:52</meta:creation-date>
    <dc:date>2016-07-06T15:50:46</dc:date>
    <dc:creator>Till </dc:creator>
    <meta:editing-duration>PT4H20M40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" meta:paragraph-count="37" meta:word-count="160" meta:character-count="469" meta:non-whitespace-character-count="834"/>
  </office:meta>
</office:document-meta>
</file>